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2.644cm" fo:min-width="20.39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3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cm" svg:y1="1cm" svg:x2="8cm" svg:y2="6.5cm">
          <text:p/>
        </draw:line>
        <draw:line draw:style-name="gr2" draw:text-style-name="P1" draw:layer="layout" svg:x1="1cm" svg:y1="6.5cm" svg:x2="22cm" svg:y2="6.5cm">
          <text:p/>
        </draw:line>
        <draw:line draw:style-name="gr2" draw:text-style-name="P1" draw:layer="layout" svg:x1="1cm" svg:y1="8.5cm" svg:x2="22cm" svg:y2="8.5cm">
          <text:p/>
        </draw:line>
        <draw:line draw:style-name="gr2" draw:text-style-name="P1" draw:layer="layout" svg:x1="8cm" svg:y1="8.5cm" svg:x2="8cm" svg:y2="14cm">
          <text:p/>
        </draw:line>
        <draw:line draw:style-name="gr2" draw:text-style-name="P1" draw:layer="layout" svg:x1="15cm" svg:y1="1cm" svg:x2="15cm" svg:y2="6.5cm">
          <text:p/>
        </draw:line>
        <draw:line draw:style-name="gr2" draw:text-style-name="P1" draw:layer="layout" svg:x1="15cm" svg:y1="8.5cm" svg:x2="15cm" svg:y2="14cm">
          <text:p/>
        </draw:line>
        <draw:frame draw:style-name="gr3" draw:text-style-name="P2" draw:layer="layout" svg:width="3.3cm" svg:height="1.2cm" svg:x="2.8cm" svg:y="3.2cm">
          <draw:text-box>
            <text:p><text:span text:style-name="T1">ZONA 0</text:span></text:p>
          </draw:text-box>
        </draw:frame>
        <draw:frame draw:style-name="gr3" draw:text-style-name="P2" draw:layer="layout" svg:width="3.3cm" svg:height="1.2cm" svg:x="9.8cm" svg:y="3.2cm">
          <draw:text-box>
            <text:p><text:span text:style-name="T1">ZONA 2</text:span></text:p>
          </draw:text-box>
        </draw:frame>
        <draw:frame draw:style-name="gr3" draw:text-style-name="P2" draw:layer="layout" svg:width="3.3cm" svg:height="1.2cm" svg:x="16.8cm" svg:y="3.2cm">
          <draw:text-box>
            <text:p><text:span text:style-name="T1">ZONA 4</text:span></text:p>
          </draw:text-box>
        </draw:frame>
        <draw:frame draw:style-name="gr4" draw:text-style-name="P2" draw:layer="layout" svg:width="6.8cm" svg:height="1.3cm" svg:x="8.5cm" svg:y="6.9cm">
          <draw:text-box>
            <text:p><text:span text:style-name="T1">CIRCULAÇÃO</text:span></text:p>
          </draw:text-box>
        </draw:frame>
        <draw:frame draw:style-name="gr3" draw:text-style-name="P2" draw:layer="layout" svg:width="3.3cm" svg:height="1.2cm" svg:x="2.8cm" svg:y="10.7cm">
          <draw:text-box>
            <text:p><text:span text:style-name="T1">ZONA 1</text:span></text:p>
          </draw:text-box>
        </draw:frame>
        <draw:frame draw:style-name="gr3" draw:text-style-name="P2" draw:layer="layout" svg:width="3.3cm" svg:height="1.2cm" svg:x="9.8cm" svg:y="10.7cm">
          <draw:text-box>
            <text:p><text:span text:style-name="T1">ZONA 3</text:span></text:p>
          </draw:text-box>
        </draw:frame>
        <draw:frame draw:style-name="gr3" draw:text-style-name="P2" draw:layer="layout" svg:width="3.3cm" svg:height="1.2cm" svg:x="16.8cm" svg:y="10.7cm">
          <draw:text-box>
            <text:p><text:span text:style-name="T1">ZONA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816cm" fo:margin-left="1cm" fo:margin-right="7.57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53:13.654460152</meta:creation-date>
    <dc:date>2019-06-27T15:42:28.781885877</dc:date>
    <meta:editing-duration>PT28M3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